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.6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.7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1.8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1.9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2.1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2.2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.3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2.4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2.6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.7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.9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3.3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3.4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3.5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3.6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3.7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3.8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3.9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4.1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.6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5:13:24.011517582</meta:creation-date>
    <meta:generator>LibreOffice/6.4.7.2$Linux_X86_64 LibreOffice_project/40$Build-2</meta:generator>
    <dc:date>2022-01-23T15:19:12.041689927</dc:date>
    <meta:editing-duration>PT5M47S</meta:editing-duration>
    <meta:editing-cycles>4</meta:editing-cycles>
    <meta:document-statistic meta:table-count="1" meta:cell-count="237" meta:object-count="0"/>
  </office:meta>
</office:document-meta>
</file>